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officeooo:rsid="00161dbe"/>
    </style:style>
    <style:style style:name="T2" style:family="text">
      <style:text-properties officeooo:rsid="0017bace"/>
    </style:style>
    <style:style style:name="T3" style:family="text">
      <style:text-properties officeooo:rsid="0017c6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S OPERACIONAIS</text:p>
      <text:p text:style-name="Standard"/>
      <text:p text:style-name="P2">1. Como seria utilizar um computador sem um sistema operacional? Quais são as suas duas principais funções?</text:p>
      <text:p text:style-name="P2"><text:tab/><text:span text:style-name="T1">Seria necessário conhecer todo o sistema computacional e seu funcionamento, como fazer a comunicação entre todos esses periféricos, algo que exigiria muito tempo e conhecimento aprofundado. Os S.O.s tem a função de gerenciar os recursos do sistema computacional e funcionar como uma interface entre usuário e máquina.</text:span></text:p>
      <text:p text:style-name="Standard"/>
      <text:p text:style-name="Standard">2. Explique o conceito de máquina virtual.</text:p>
      <text:p text:style-name="P2"><text:tab/><text:span text:style-name="T1">Máqunia virtual é quando se tem um sistema operacional rodando dentro de outro, o que abstrai o uso do hardware, como se o hardware não existisse, o software pode inclusive simular um determinado hardware.</text:span></text:p>
      <text:p text:style-name="Standard"/>
      <text:p text:style-name="Standard">3. Quais os tipos de sistemas operacionais existentes?</text:p>
      <text:p text:style-name="Standard"><text:tab/> <text:span text:style-name="T1">São os monoprogramáveis, multiprogramáveis e sistemas com multiprocessadores</text:span></text:p>
      <text:p text:style-name="Standard"/>
      <text:p text:style-name="Standard">4. Qual a diferença entre sistemas monoprogramáveis e sistemas</text:p>
      <text:p text:style-name="Standard">multiprogramáveis?</text:p>
      <text:p text:style-name="P2"><text:tab/> <text:span text:style-name="T1">Se diferem na quantidade de processos que podem ser executados ao mesmo tempo, nos mono programáveis apenas um por vez, já nos multiprogramáveis os processos se revesam, gerando a impressão de que estão sendo executados ao mesmo tempo.</text:span></text:p>
      <text:p text:style-name="Standard"/>
      <text:p text:style-name="Standard">5. Quais os tipos de sistemas multiprogramáveis?</text:p>
      <text:p text:style-name="Standard"><text:tab/><text:span text:style-name="T2">Sistema Batch, Sistema de tempo compartilhado e sistema de tempo real.</text:span></text:p>
      <text:p text:style-name="Standard"/>
      <text:p text:style-name="Standard">6. O que caracteriza um sistema batch?</text:p>
      <text:p text:style-name="P2"><text:tab/><text:span text:style-name="T2">Principalmente que não existe interação com o usuário. Os dados entram e saem por algum tipo de memoria secundária.</text:span></text:p>
      <text:p text:style-name="Standard"/>
      <text:p text:style-name="Standard">7. Qual a grande diferença entre sistema de tempo compartilhado e sistema de</text:p>
      <text:p text:style-name="Standard">tempo real?</text:p>
      <text:p text:style-name="P2"><text:tab/><text:span text:style-name="T2">Sistema de tempo compartilhado os processos se revezam no uso do processador de acordo com o time-slice programado para o processador, não podendo ultrapassar seu limite. Em sistemas de tempo real um processo utiliza o prrocessador até que se encerre ou que apareça um processo com prioridade mais alta, esse sistema é utilizado também em controles de tráfego aéreo aonde o monitoramento é rigoroso.</text:span></text:p>
      <text:p text:style-name="Standard"/>
      <text:p text:style-name="Standard">8. Explique e conceitue sistema fortemente acoplado e sistema fracamente</text:p>
      <text:p text:style-name="Standard">acoplado.</text:p>
      <text:p text:style-name="P2"><text:tab/><text:span text:style-name="T2">Sistemas fortemente acoplados são sistemas aonde um único sistema operacional controla os recursos porém vários processadores compartilham a mesma memória, podendo ser este compartilhamento do tipo SMP (Symetric Multi-Processors) onde os diversos processadores utilizam a memória por um periodo de tempo uniforme, ou NUMA (Non-Uniform Memory Acess) que utiliza diversos conjuntos de processadores e memória principal e esses conjuntos são conectados através de uma rede.</text:span></text:p>
      <text:p text:style-name="P2"><text:tab/><text:span text:style-name="T3">Sistemas fracamente acoplados são vários sistemas computacionais conectados porém cada um com seu sistema operacional gerenciando os seus respectivos hardwares, onde um sistema computacional oferece serviços e/ou recursos para os demais, como em uma rede local com uma impressora gerenciada por um sistema computacional oferecendo o serviço de impressão para os demais sistemas da rede, estes são os SROs (Sistemas Operacionais de Rede). <text:s/>Existem também os sistemas distribuídos onde os detalhes do host são escondidos aos usuários, o sistema divide as </text:span><text:soft-page-break/><text:span text:style-name="T3">operações entre os sistemas computacionais conectados e devolve o aplicação para o usuário passando a impressão de que não existe essa rede, omo exemplo os bancos de dados e a própria We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2:51:41.367032440</meta:creation-date>
    <dc:date>2019-03-16T13:28:49.444306762</dc:date>
    <meta:editing-duration>PT4M16S</meta:editing-duration>
    <meta:editing-cycles>1</meta:editing-cycles>
    <meta:document-statistic meta:table-count="0" meta:image-count="0" meta:object-count="0" meta:page-count="2" meta:paragraph-count="21" meta:word-count="483" meta:character-count="3197" meta:non-whitespace-character-count="2723"/>
    <meta:generator>LibreOffice/6.0.7.3$Linux_X86_64 LibreOffice_project/00m0$Build-3</meta:generator>
  </office:meta>
</office:document-meta>
</file>